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bf00" draw:textarea-horizontal-align="justify" draw:textarea-vertical-align="middle" draw:auto-grow-height="false" fo:min-height="1.655cm" fo:min-width="10.612cm"/>
      <style:paragraph-properties style:writing-mode="lr-tb"/>
    </style:style>
    <style:style style:name="gr2" style:family="graphic" style:parent-style-name="standard">
      <style:graphic-properties svg:stroke-color="#000000" draw:fill-color="#81d41a" draw:textarea-horizontal-align="justify" draw:textarea-vertical-align="middle" draw:auto-grow-height="false" fo:min-height="1.655cm" fo:min-width="6.485cm"/>
      <style:paragraph-properties style:writing-mode="lr-tb"/>
    </style:style>
    <style:style style:name="gr3" style:family="graphic" style:parent-style-name="standard">
      <style:graphic-properties svg:stroke-color="#000000" draw:fill-color="#ffbf00" draw:textarea-horizontal-align="justify" draw:textarea-vertical-align="middle" draw:auto-grow-height="false" fo:min-height="1.655cm" fo:min-width="3.627cm"/>
      <style:paragraph-properties style:writing-mode="lr-tb"/>
    </style:style>
    <style:style style:name="gr4" style:family="graphic" style:parent-style-name="standard">
      <style:graphic-properties svg:stroke-color="#000000" draw:fill-color="#ffbf00" draw:textarea-horizontal-align="justify" draw:textarea-vertical-align="middle" draw:auto-grow-height="false" fo:min-height="1.655cm" fo:min-width="16.645cm"/>
      <style:paragraph-properties style:writing-mode="lr-tb"/>
    </style:style>
    <style:style style:name="gr5" style:family="graphic" style:parent-style-name="standard">
      <style:graphic-properties svg:stroke-color="#000000" draw:fill-color="#ff7b59" draw:textarea-horizontal-align="justify" draw:textarea-vertical-align="middle" draw:auto-grow-height="false" fo:min-height="1.655cm" fo:min-width="26.17cm"/>
      <style:paragraph-properties style:writing-mode="lr-tb"/>
    </style:style>
    <style:style style:name="gr6" style:family="graphic" style:parent-style-name="standard">
      <style:graphic-properties svg:stroke-color="#000000" draw:fill-color="#ffbf00" draw:textarea-horizontal-align="justify" draw:textarea-vertical-align="middle" draw:auto-grow-height="false" fo:min-height="4.83cm" fo:min-width="5.341cm"/>
      <style:paragraph-properties style:writing-mode="lr-tb"/>
    </style:style>
    <style:style style:name="gr7" style:family="graphic" style:parent-style-name="standard">
      <style:graphic-properties svg:stroke-color="#000000" draw:fill-color="#ff8000" draw:textarea-horizontal-align="justify" draw:textarea-vertical-align="middle" draw:auto-grow-height="false" fo:min-height="4.83cm" fo:min-width="2.772cm"/>
      <style:paragraph-properties style:writing-mode="lr-tb"/>
    </style:style>
    <style:style style:name="gr8" style:family="graphic" style:parent-style-name="standard">
      <style:graphic-properties svg:stroke-color="#000000" draw:fill-color="#81d41a" draw:textarea-horizontal-align="justify" draw:textarea-vertical-align="middle" draw:auto-grow-height="false" fo:min-height="4.83cm" fo:min-width="11.247cm"/>
      <style:paragraph-properties style:writing-mode="lr-tb"/>
    </style:style>
    <style:style style:name="gr9" style:family="graphic" style:parent-style-name="Arrow_20_Line">
      <style:graphic-properties draw:textarea-vertical-align="middle"/>
      <style:paragraph-properties style:writing-mode="lr-tb"/>
    </style:style>
    <style:style style:name="gr10" style:family="graphic" style:parent-style-name="standard">
      <style:graphic-properties svg:stroke-color="#000000" draw:fill-color="#ffbf00" draw:textarea-horizontal-align="justify" draw:textarea-vertical-align="middle" draw:auto-grow-height="false" fo:min-height="1.973cm" fo:min-width="4.389cm"/>
      <style:paragraph-properties style:writing-mode="lr-tb"/>
    </style:style>
    <style:style style:name="gr11" style:family="graphic" style:parent-style-name="standard">
      <style:graphic-properties svg:stroke-color="#000000" draw:fill-color="#ff7b59" draw:textarea-horizontal-align="justify" draw:textarea-vertical-align="middle" draw:auto-grow-height="false" fo:min-height="1.973cm" fo:min-width="4.389cm"/>
      <style:paragraph-properties style:writing-mode="lr-tb"/>
    </style:style>
    <style:style style:name="gr12" style:family="graphic" style:parent-style-name="standard">
      <style:graphic-properties svg:stroke-color="#000000" draw:fill-color="#81d41a" draw:textarea-horizontal-align="justify" draw:textarea-vertical-align="middle" draw:auto-grow-height="false" fo:min-height="1.973cm" fo:min-width="4.389cm"/>
      <style:paragraph-properties style:writing-mode="lr-tb"/>
    </style:style>
    <style:style style:name="gr13" style:family="graphic" style:parent-style-name="standard">
      <style:graphic-properties svg:stroke-color="#000000" draw:fill-color="#ffbf00" draw:textarea-horizontal-align="justify" draw:textarea-vertical-align="middle" draw:auto-grow-height="false" fo:min-height="1.655cm" fo:min-width="4.389cm"/>
      <style:paragraph-properties style:writing-mode="lr-tb"/>
    </style:style>
    <style:style style:name="gr14" style:family="graphic" style:parent-style-name="standard">
      <style:graphic-properties svg:stroke-color="#000000" draw:fill-color="#ff7b59" draw:textarea-horizontal-align="justify" draw:textarea-vertical-align="middle" draw:auto-grow-height="false" fo:min-height="7.37cm" fo:min-width="5.977cm"/>
      <style:paragraph-properties style:writing-mode="lr-tb"/>
    </style:style>
    <style:style style:name="gr15" style:family="graphic" style:parent-style-name="standard">
      <style:graphic-properties svg:stroke-color="#000000" draw:fill-color="#81d41a" draw:textarea-horizontal-align="justify" draw:textarea-vertical-align="middle" draw:auto-grow-height="false" fo:min-height="1.655cm" fo:min-width="4.389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7b59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JVM基本结构" draw:style-name="dp1" draw:master-page-name="Default">
        <draw:custom-shape draw:style-name="gr1" draw:text-style-name="P2" draw:layer="layout" svg:width="11.112cm" svg:height="1.905cm" svg:x="10.526cm" svg:y="2.905cm">
          <text:p text:style-name="P1">类加载子系统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85cm" svg:height="1.905cm" svg:x="30.21cm" svg:y="2.905cm">
          <text:p text:style-name="P1">Java栈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7cm" svg:height="1.905cm" svg:x="10.525cm" svg:y="5.763cm">
          <text:p text:style-name="P1">方法区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7cm" svg:height="1.905cm" svg:x="17.51cm" svg:y="5.762cm">
          <text:p text:style-name="P1">Java堆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7cm" svg:height="1.905cm" svg:x="23.543cm" svg:y="5.762cm">
          <text:p text:style-name="P1">直接内存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145cm" svg:height="1.905cm" svg:x="10.525cm" svg:y="8.937cm">
          <text:p text:style-name="P1">垃圾回收系统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85cm" svg:height="1.905cm" svg:x="30.21cm" svg:y="5.762cm">
          <text:p text:style-name="P1">本地方法栈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85cm" svg:height="1.905cm" svg:x="30.21cm" svg:y="8.937cm">
          <text:p text:style-name="P1">PC寄存器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6.67cm" svg:height="1.905cm" svg:x="10.525cm" svg:y="12.112cm">
          <text:p text:style-name="P1">执行引擎</text:p>
          <draw:enhanced-geometry svg:viewBox="0 0 21600 21600" draw:type="rectangle" draw:enhanced-path="M 0 0 L 21600 0 21600 21600 0 21600 0 0 Z N"/>
        </draw:custom-shape>
      </draw:page>
      <draw:page draw:name="Java堆一般结构" draw:style-name="dp1" draw:master-page-name="Default">
        <draw:custom-shape draw:style-name="gr6" draw:text-style-name="P2" draw:layer="layout" svg:width="5.841cm" svg:height="5.08cm" svg:x="10.842cm" svg:y="4.81cm">
          <text:p text:style-name="P1">ede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72cm" svg:height="5.08cm" svg:x="16.682cm" svg:y="4.81cm">
          <text:p text:style-name="P1">s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72cm" svg:height="5.08cm" svg:x="19.953cm" svg:y="4.81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1.747cm" svg:height="5.08cm" svg:x="23.225cm" svg:y="4.81cm">
          <text:p text:style-name="P1">tenured</text:p>
          <draw:enhanced-geometry svg:viewBox="0 0 21600 21600" draw:type="rectangle" draw:enhanced-path="M 0 0 L 21600 0 21600 21600 0 21600 0 0 Z N"/>
        </draw:custom-shape>
        <draw:measure draw:style-name="gr9" draw:text-style-name="P1" draw:layer="measurelines" svg:x1="10.842cm" svg:y1="4.592cm" svg:x2="23.225cm" svg:y2="4.592cm">
          <text:p text:style-name="P6">新生代</text:p>
        </draw:measure>
        <draw:measure draw:style-name="gr9" draw:text-style-name="P1" draw:layer="measurelines" svg:x1="23.225cm" svg:y1="3.64cm" svg:x2="34.972cm" svg:y2="3.64cm">
          <text:p text:style-name="P6">老年代</text:p>
        </draw:measure>
      </draw:page>
      <draw:page draw:name="SimpleHeap示例" draw:style-name="dp1" draw:master-page-name="Default">
        <draw:custom-shape draw:style-name="gr10" draw:text-style-name="P2" draw:layer="layout" svg:width="4.889cm" svg:height="2.223cm" svg:x="14.652cm" svg:y="5.127cm">
          <text:p text:style-name="P1">Java堆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889cm" svg:height="2.223cm" svg:x="24.051cm" svg:y="5.127cm">
          <text:p text:style-name="P1">方法区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89cm" svg:height="2.223cm" svg:x="33.258cm" svg:y="5.127cm">
          <text:p text:style-name="P1">Java栈</text:p>
          <draw:enhanced-geometry svg:viewBox="0 0 21600 21600" draw:type="rectangle" draw:enhanced-path="M 0 0 L 21600 0 21600 21600 0 21600 0 0 Z N"/>
        </draw:custom-shape>
        <draw:custom-shape draw:style-name="gr13" draw:text-style-name="P2" xml:id="id2" draw:id="id2" draw:layer="layout" svg:width="4.889cm" svg:height="1.905cm" svg:x="14.652cm" svg:y="11.477cm">
          <text:p text:style-name="P1">s1实例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4.889cm" svg:height="1.905cm" svg:x="14.652cm" svg:y="14.97cm">
          <text:p text:style-name="P1">s2实例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477cm" svg:height="7.62cm" svg:x="23.415cm" svg:y="10.207cm">
          <text:p text:style-name="P1">SimpleHeap</text:p>
          <text:p text:style-name="P1">类及其方法实现</text:p>
          <draw:enhanced-geometry svg:viewBox="0 0 21600 21600" draw:type="rectangle" draw:enhanced-path="M 0 0 L 21600 0 21600 21600 0 21600 0 0 Z N"/>
        </draw:custom-shape>
        <draw:custom-shape draw:style-name="gr15" draw:text-style-name="P3" xml:id="id1" draw:id="id1" draw:layer="layout" svg:width="4.889cm" svg:height="1.905cm" svg:x="33.258cm" svg:y="11.477cm">
          <text:p text:style-name="P1">s1局部变量</text:p>
          <draw:enhanced-geometry svg:viewBox="0 0 21600 21600" draw:type="rectangle" draw:enhanced-path="M 0 0 L 21600 0 21600 21600 0 21600 0 0 Z N"/>
        </draw:custom-shape>
        <draw:custom-shape draw:style-name="gr15" draw:text-style-name="P3" xml:id="id3" draw:id="id3" draw:layer="layout" svg:width="4.889cm" svg:height="1.905cm" svg:x="33.258cm" svg:y="15.287cm">
          <text:p text:style-name="P1">s2局部变量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9.732cm" svg:y1="12.43cm" svg:x2="23.225cm" svg:y2="12.43cm">
          <text:p/>
        </draw:line>
        <draw:line draw:style-name="gr16" draw:text-style-name="P7" draw:layer="layout" svg:x1="19.732cm" svg:y1="15.922cm" svg:x2="23.225cm" svg:y2="15.922cm">
          <text:p/>
        </draw:line>
        <draw:connector draw:style-name="gr17" draw:text-style-name="P7" draw:layer="layout" draw:line-skew="-2.038cm" svg:x1="35.702cm" svg:y1="11.477cm" svg:x2="17.096cm" svg:y2="11.477cm" draw:start-shape="id1" draw:start-glue-point="0" draw:end-shape="id2" draw:end-glue-point="0" svg:d="M35702 11477v-2540h-18606v2540" svg:viewBox="0 0 18607 2541">
          <text:p/>
        </draw:connector>
        <draw:connector draw:style-name="gr18" draw:text-style-name="P7" draw:layer="layout" draw:line-skew="1.723cm" svg:x1="35.702cm" svg:y1="17.192cm" svg:x2="17.096cm" svg:y2="16.875cm" draw:start-shape="id3" draw:start-glue-point="2" draw:end-shape="id4" draw:end-glue-point="2" svg:d="M35702 17192v2223h-18606v-2540" svg:viewBox="0 0 18607 25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3T12:41:05.939379338</meta:creation-date>
    <dc:date>2021-03-03T17:25:25.281551174</dc:date>
    <meta:editing-duration>PT3H22M25S</meta:editing-duration>
    <meta:editing-cycles>1</meta:editing-cycles>
    <meta:document-statistic meta:object-count="27"/>
    <meta:generator>LibreOffice/7.0.4.2$Linux_X86_64 LibreOffice_project/00$Build-2</meta:generator>
  </office:meta>
</office:document-meta>
</file>